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etterException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SetterException.PropertySetterException(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etterException.PropertySetter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